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ecb" officeooo:paragraph-rsid="00041ecb"/>
    </style:style>
    <style:style style:name="P2" style:family="paragraph" style:parent-style-name="Standard">
      <style:text-properties officeooo:rsid="00057854" officeooo:paragraph-rsid="00057854"/>
    </style:style>
    <style:style style:name="P3" style:family="paragraph" style:parent-style-name="Standard">
      <style:text-properties officeooo:rsid="00065638" officeooo:paragraph-rsid="00065638"/>
    </style:style>
    <style:style style:name="P4" style:family="paragraph" style:parent-style-name="Standard">
      <style:text-properties officeooo:rsid="0007067b" officeooo:paragraph-rsid="000706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p bzip direct*.txt</text:p>
      <text:p text:style-name="P1">返回direct*.txt 中所有含有‘bzip’的文档</text:p>
      <text:p text:style-name="P1"/>
      <text:p text:style-name="P1"><text:s/>grep bzip -L direct*.txt</text:p>
      <text:p text:style-name="P1">返回direct*.txt 中所有不含有‘bzip’的文档</text:p>
      <text:p text:style-name="P1"/>
      <text:p text:style-name="P3">[abc]方括号表示只有一个字母，a或b或c</text:p>
      <text:p text:style-name="P1"/>
      <text:p text:style-name="P2">[bg].zip</text:p>
      <text:p text:style-name="P2">是有b或者g的前段</text:p>
      <text:p text:style-name="P2"/>
      <text:p text:style-name="P2">[^bg].zip</text:p>
      <text:p text:style-name="P2">不是b或g的前段</text:p>
      <text:p text:style-name="P2"/>
      <text:p text:style-name="P4">| 在[] 中代表or，如：‘[hello world]’ <text:s text:c="2"/>使用\[ |\] 可抓住 <text:span text:style-name="T2">[</text:span>hello world<text:span text:style-name="T2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3:59:23.278128261</meta:creation-date>
    <dc:date>2020-01-06T14:46:23.211098472</dc:date>
    <meta:editing-duration>PT46M5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0" meta:character-count="217" meta:non-whitespace-character-count="199"/>
  </office:meta>
</office:document-meta>
</file>